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criar um RPA para as funcionalidades criadas </text:p>
      <text:p text:style-name="Text_20_body">A melhor forma é tratar o RPA como “cliente fino” do agente EIAH, copiando o mesmo fluxo do formulário React: POST /api/runs → polling de /events → GET /run → usar output/artifacts. </text:p>
      <text:p text:style-name="Text_20_body">Como funciona EIAHSelfServiceRu…</text:p>
      <text:p text:style-name="Text_20_body">EIAHSelfServiceRunForm</text:p>
      <text:p text:style-name="Text_20_body">Uipath_Agente</text:p>
      <text:p text:style-name="Text_20_body">Vou sintetizar em desenho de solução + passo a passo no UiPath.</text:p>
      <text:p text:style-name="Horizontal_20_Line"/>
      <text:h text:style-name="Heading_20_2" text:outline-level="2">1. Desenho de alto nível</text:h>
      <text:p text:style-name="Text_20_body">Entrada RPA</text:p>
      <text:list xml:id="list3713254027" text:style-name="L1">
        <text:list-item>
          <text:p text:style-name="P3">Trigger: fila do Orchestrator, agenda, ou manual</text:p>
        </text:list-item>
        <text:list-item>
          <text:p text:style-name="P3">Itens: caminhos de arquivos (PDF, imagem etc.) e instrução de extração (inputText)</text:p>
        </text:list-item>
      </text:list>
      <text:p text:style-name="Text_20_body">Chamada ao agente EIAH</text:p>
      <text:list xml:id="list4263076018" text:style-name="L2">
        <text:list-item>
          <text:p text:style-name="P4">POST /api/runs com:</text:p>
          <text:list>
            <text:list-item>
              <text:p text:style-name="P4">agentId do agente de documentos/imagens</text:p>
            </text:list-item>
            <text:list-item>
              <text:p text:style-name="P4">input = instrução (mesmo conceito do formulário React) </text:p>
              <text:p text:style-name="P4">EIAHSelfServiceRunForm</text:p>
            </text:list-item>
            <text:list-item>
              <text:p text:style-name="P4">files convertidos para base64 (ou enviados por URL, se o backend fizer isso) </text:p>
              <text:p text:style-name="P4">EIAHSelfServiceRunForm</text:p>
            </text:list-item>
            <text:list-item>
              <text:p text:style-name="P4">metadata.source="uipath" e metadata.correlationId="RPA-&lt;id&gt;" </text:p>
              <text:p text:style-name="P4">Uipath_Agente</text:p>
            </text:list-item>
          </text:list>
        </text:list-item>
      </text:list>
      <text:p text:style-name="Text_20_body">Execução assíncrona</text:p>
      <text:list xml:id="list1262078485" text:style-name="L3">
        <text:list-item>
          <text:p text:style-name="P5">Loop Do While chamando GET /api/runs/{id}/events com delay 2–5 s até “run.completed” / status succeeded|failed </text:p>
          <text:p text:style-name="P5">Uipath_Agente</text:p>
        </text:list-item>
      </text:list>
      <text:p text:style-name="Text_20_body">Resultado</text:p>
      <text:list xml:id="list3635344354" text:style-name="L4">
        <text:list-item>
          <text:p text:style-name="P6">GET /api/runs/{id} para pegar:</text:p>
          <text:list>
            <text:list-item>
              <text:p text:style-name="P6">output.summary, extractions[], artifacts[] (URLs para relatórios/arquivos) </text:p>
              <text:p text:style-name="P6">UiPath_Agente_1</text:p>
            </text:list-item>
            <text:list-item>
              <text:p text:style-name="P6">billing, audit, etc., se necessário para conciliação</text:p>
            </text:list-item>
          </text:list>
        </text:list-item>
      </text:list>
      <text:p text:style-name="Text_20_body">UiPath só orquestra, o “pesado” (OCR, extração, análise) fica no agente.</text:p>
      <text:p text:style-name="Horizontal_20_Line"><text:soft-page-break/></text:p>
      <text:h text:style-name="Heading_20_2" text:outline-level="2">2. Configuração recomendada (Assets e argumentos)</text:h>
      <text:p text:style-name="Text_20_body">No Orchestrator, crie Assets:</text:p>
      <text:list xml:id="list1492117351" text:style-name="L5">
        <text:list-item>
          <text:p text:style-name="P7"><text:span text:style-name="Source_20_Text">EIAH_HOST</text:span> = <text:span text:style-name="Source_20_Text">https://rpa.acme-eiah.com</text:span> (ou o seu host) </text:p>
          <text:p text:style-name="P7">EIAHSelfServiceRunForm</text:p>
        </text:list-item>
        <text:list-item>
          <text:p text:style-name="P7"><text:span text:style-name="Source_20_Text">EIAH_AGENT_ID</text:span> = <text:span text:style-name="Source_20_Text">rpa-docs-imagens</text:span> (ou o ID configurado no agente) </text:p>
          <text:p text:style-name="P7">EIAHSelfServiceRunForm</text:p>
        </text:list-item>
        <text:list-item>
          <text:p text:style-name="P7"><text:span text:style-name="Source_20_Text">EIAH_API_TOKEN</text:span> = token do Workspace/Tenant (Text Asset) </text:p>
          <text:p text:style-name="P7">Uipath_Agente</text:p>
        </text:list-item>
      </text:list>
      <text:p text:style-name="Text_20_body">Workflow reutilizável (Library / Process) com argumentos:</text:p>
      <text:list xml:id="list3033412200" text:style-name="L6">
        <text:list-item>
          <text:p text:style-name="P8">In:</text:p>
          <text:list>
            <text:list-item>
              <text:p text:style-name="P8"><text:span text:style-name="Source_20_Text">inputText</text:span> (String) – mesma instrução que o usuário digita no formulário React </text:p>
              <text:p text:style-name="P8">UiPath_forms</text:p>
            </text:list-item>
            <text:list-item>
              <text:p text:style-name="P8"><text:span text:style-name="Source_20_Text">filePaths</text:span> (List&lt;String&gt;) – caminhos dos arquivos no disco</text:p>
            </text:list-item>
            <text:list-item>
              <text:p text:style-name="P8"><text:span text:style-name="Source_20_Text">correlationId</text:span> (String) – “RPA-&lt;QueueItemID&gt;”</text:p>
            </text:list-item>
          </text:list>
        </text:list-item>
        <text:list-item>
          <text:p text:style-name="P8">Out:</text:p>
          <text:list>
            <text:list-item>
              <text:p text:style-name="P8"><text:span text:style-name="Source_20_Text">outputJson</text:span> (String) – JSON completo do run</text:p>
            </text:list-item>
            <text:list-item>
              <text:p text:style-name="P8"><text:span text:style-name="Source_20_Text">extractions</text:span> (JArray/JObject) – campos extraídos</text:p>
            </text:list-item>
            <text:list-item>
              <text:p text:style-name="P8"><text:span text:style-name="Source_20_Text">artifacts</text:span> (JArray) – lista de artefatos com URLs</text:p>
            </text:list-item>
          </text:list>
        </text:list-item>
      </text:list>
      <text:p text:style-name="Horizontal_20_Line"/>
      <text:h text:style-name="Heading_20_2" text:outline-level="2">3. Fluxo UiPath passo a passo</text:h>
      <text:h text:style-name="Heading_20_3" text:outline-level="3">3.1. Preparação e headers</text:h>
      <text:p text:style-name="Text_20_body">Variáveis sugeridas:</text:p>
      <text:list xml:id="list1186940646" text:style-name="L7">
        <text:list-item>
          <text:p text:style-name="P9"><text:span text:style-name="Source_20_Text">host</text:span> (String) = Get Asset <text:span text:style-name="Source_20_Text">EIAH_HOST</text:span></text:p>
        </text:list-item>
        <text:list-item>
          <text:p text:style-name="P9"><text:span text:style-name="Source_20_Text">agentId</text:span> (String) = Get Asset <text:span text:style-name="Source_20_Text">EIAH_AGENT_ID</text:span></text:p>
        </text:list-item>
        <text:list-item>
          <text:p text:style-name="P9"><text:span text:style-name="Source_20_Text">apiToken</text:span> (String) = Get Asset <text:span text:style-name="Source_20_Text">EIAH_API_TOKEN</text:span></text:p>
        </text:list-item>
        <text:list-item>
          <text:p text:style-name="P9"><text:span text:style-name="Source_20_Text">headers</text:span> (Dictionary&lt;String,String&gt;)</text:p>
        </text:list-item>
        <text:list-item>
          <text:p text:style-name="P9"><text:span text:style-name="Source_20_Text">runId</text:span>, <text:span text:style-name="Source_20_Text">eventsJson</text:span>, <text:span text:style-name="Source_20_Text">runJson</text:span> (String)</text:p>
        </text:list-item>
        <text:list-item>
          <text:p text:style-name="P9"><text:span text:style-name="Source_20_Text">eventsArr</text:span> (JArray), <text:span text:style-name="Source_20_Text">runObj</text:span> (JObject)</text:p>
        </text:list-item>
        <text:list-item>
          <text:p text:style-name="P9"><text:span text:style-name="Source_20_Text">keepPolling</text:span> (Boolean) = True </text:p>
          <text:p text:style-name="P9"><text:soft-page-break/>Uipath_Agente</text:p>
        </text:list-item>
      </text:list>
      <text:p text:style-name="Text_20_body"><text:span text:style-name="Source_20_Text">Assign</text:span> →</text:p>
      <text:p text:style-name="P1"><text:span text:style-name="Source_20_Text">headers = New Dictionary(Of String, String) From {</text:span></text:p>
      <text:p text:style-name="P1"><text:span text:style-name="Source_20_Text"><text:s text:c="2"/>{"Authorization", "Bearer " + apiToken},</text:span></text:p>
      <text:p text:style-name="P1"><text:span text:style-name="Source_20_Text"><text:s text:c="2"/>{"Content-Type", "application/json"}</text:span></text:p>
      <text:p text:style-name="P2"><text:span text:style-name="Source_20_Text">}</text:span></text:p>
      <text:p text:style-name="Text_20_body">Se for enviar arquivos como base64, converta cada <text:span text:style-name="Source_20_Text">filePath</text:span> para bytes_base64 e monte um array JSON igual ao frontend faz (<text:span text:style-name="Source_20_Text">name</text:span>, <text:span text:style-name="Source_20_Text">mime</text:span>, <text:span text:style-name="Source_20_Text">bytes_base64</text:span>). </text:p>
      <text:p text:style-name="Text_20_body">EIAHSelfServiceRunForm</text:p>
      <text:h text:style-name="Heading_20_3" text:outline-level="3">3.2. POST /api/runs (criar run)</text:h>
      <text:p text:style-name="Text_20_body"><text:span text:style-name="Source_20_Text">Assign</text:span> → <text:span text:style-name="Source_20_Text">postBody</text:span> (string) algo como: </text:p>
      <text:p text:style-name="Text_20_body">Uipath_Agente</text:p>
      <text:p text:style-name="P1"><text:span text:style-name="Source_20_Text">postBody = "{</text:span></text:p>
      <text:p text:style-name="P1"><text:span text:style-name="Source_20_Text"><text:s text:c="2"/>""agentId"": """ + agentId + """,</text:span></text:p>
      <text:p text:style-name="P1"><text:span text:style-name="Source_20_Text"><text:s text:c="2"/>""input"": """ + inputText.Replace("""","\""") + """,</text:span></text:p>
      <text:p text:style-name="P1"><text:span text:style-name="Source_20_Text"><text:s text:c="2"/>""metadata"": {</text:span></text:p>
      <text:p text:style-name="P1"><text:span text:style-name="Source_20_Text"><text:s text:c="4"/>""source"": ""uipath"",</text:span></text:p>
      <text:p text:style-name="P1"><text:span text:style-name="Source_20_Text"><text:s text:c="4"/>""correlationId"": """ + correlationId + """</text:span></text:p>
      <text:p text:style-name="P1"><text:span text:style-name="Source_20_Text"><text:s text:c="2"/>}</text:span></text:p>
      <text:p text:style-name="P1"><text:span text:style-name="Source_20_Text">}"</text:span></text:p>
      <text:p text:style-name="P2"><text:span text:style-name="Source_20_Text">' Se tiver files, inclua ""files"": [ ... ] no JSON</text:span></text:p>
      <text:p text:style-name="Text_20_body">Atividade <text:span text:style-name="Source_20_Text">HTTP Request</text:span></text:p>
      <text:list xml:id="list3729728318" text:style-name="L8">
        <text:list-item>
          <text:p text:style-name="P10">Endpoint: <text:span text:style-name="Source_20_Text">host + "/api/runs"</text:span></text:p>
        </text:list-item>
        <text:list-item>
          <text:p text:style-name="P10">Method: <text:span text:style-name="Source_20_Text">POST</text:span></text:p>
        </text:list-item>
        <text:list-item>
          <text:p text:style-name="P10">Headers: <text:span text:style-name="Source_20_Text">headers</text:span></text:p>
        </text:list-item>
        <text:list-item>
          <text:p text:style-name="P10">Body: <text:span text:style-name="Source_20_Text">postBody</text:span></text:p>
        </text:list-item>
        <text:list-item>
          <text:p text:style-name="P10">Result: <text:span text:style-name="Source_20_Text">runJson</text:span> (String)</text:p>
        </text:list-item>
      </text:list>
      <text:p text:style-name="Text_20_body"><text:span text:style-name="Source_20_Text">Deserialize JSON</text:span> → <text:span text:style-name="Source_20_Text">runObj = JObject.Parse(runJson)</text:span><text:line-break/><text:span text:style-name="Source_20_Text">Assign</text:span> → <text:span text:style-name="Source_20_Text">runId = runObj("id").ToString</text:span> </text:p>
      <text:p text:style-name="Text_20_body">UiPath_Agente_1</text:p>
      <text:h text:style-name="Heading_20_3" text:outline-level="3">3.3. Polling /events (Do While)</text:h>
      <text:p text:style-name="Text_20_body"><text:span text:style-name="Source_20_Text">Do While</text:span> → Condition <text:span text:style-name="Source_20_Text">keepPolling</text:span></text:p>
      <text:p text:style-name="Text_20_body">Dentro do loop:</text:p>
      <text:list xml:id="list3286083469" text:style-name="L9">
        <text:list-item>
          <text:p text:style-name="P11"><text:span text:style-name="Source_20_Text">HTTP Request</text:span></text:p>
          <text:list>
            <text:list-item>
              <text:p text:style-name="P11">Endpoint: <text:span text:style-name="Source_20_Text">host + "/api/runs/" + runId + "/events"</text:span></text:p>
            </text:list-item>
            <text:list-item>
              <text:p text:style-name="P11">Method: <text:span text:style-name="Source_20_Text">GET</text:span></text:p>
            </text:list-item>
            <text:list-item>
              <text:p text:style-name="P11"><text:soft-page-break/>Headers: <text:span text:style-name="Source_20_Text">headers</text:span></text:p>
            </text:list-item>
            <text:list-item>
              <text:p text:style-name="P11">Result: <text:span text:style-name="Source_20_Text">eventsJson</text:span></text:p>
            </text:list-item>
          </text:list>
        </text:list-item>
        <text:list-item>
          <text:p text:style-name="P11"><text:span text:style-name="Source_20_Text">Deserialize JSON Array</text:span> → <text:span text:style-name="Source_20_Text">eventsArr = JArray.Parse(eventsJson)</text:span></text:p>
        </text:list-item>
        <text:list-item>
          <text:p text:style-name="P11"><text:span text:style-name="Source_20_Text">If</text:span> (evento final): </text:p>
          <text:p text:style-name="P11">Uipath_Agente</text:p>
        </text:list-item>
      </text:list>
      <text:p text:style-name="P1"><text:span text:style-name="Source_20_Text">eventsArr.Count &gt; 0 AndAlso (</text:span></text:p>
      <text:p text:style-name="P1"><text:span text:style-name="Source_20_Text"><text:s text:c="2"/>(eventsArr.Last()("type") IsNot Nothing AndAlso</text:span></text:p>
      <text:p text:style-name="P1"><text:span text:style-name="Source_20_Text"><text:s text:c="3"/>eventsArr.Last()("type").ToString() = "run.completed") OrElse</text:span></text:p>
      <text:p text:style-name="P1"><text:span text:style-name="Source_20_Text"><text:s text:c="2"/>(eventsArr.Last()("status") IsNot Nothing AndAlso</text:span></text:p>
      <text:p text:style-name="P1"><text:span text:style-name="Source_20_Text"><text:s text:c="3"/>(eventsArr.Last()("status").ToString() = "succeeded" OrElse</text:span></text:p>
      <text:p text:style-name="P1"><text:span text:style-name="Source_20_Text"><text:s text:c="4"/>eventsArr.Last()("status").ToString() = "failed"))</text:span></text:p>
      <text:p text:style-name="P2"><text:span text:style-name="Source_20_Text">)</text:span></text:p>
      <text:list xml:id="list2336426224" text:style-name="L10">
        <text:list-item>
          <text:p text:style-name="P12">Then: <text:span text:style-name="Source_20_Text">keepPolling = False</text:span></text:p>
        </text:list-item>
        <text:list-item>
          <text:p text:style-name="P12">Else: <text:span text:style-name="Source_20_Text">Delay 00:00:03</text:span> (backoff simples)</text:p>
        </text:list-item>
      </text:list>
      <text:p text:style-name="Text_20_body">Esse esquema replica o polling do React (GET /events com backoff). </text:p>
      <text:p text:style-name="Text_20_body">EIAHSelfServiceRunForm</text:p>
      <text:h text:style-name="Heading_20_3" text:outline-level="3">3.4. GET /api/runs/{id} (resultado final)</text:h>
      <text:p text:style-name="Text_20_body">Após o Do While:</text:p>
      <text:list xml:id="list4215655101" text:style-name="L11">
        <text:list-item>
          <text:p text:style-name="P13"><text:span text:style-name="Source_20_Text">HTTP Request</text:span></text:p>
          <text:list>
            <text:list-item>
              <text:p text:style-name="P13">Endpoint: <text:span text:style-name="Source_20_Text">host + "/api/runs/" + runId</text:span></text:p>
            </text:list-item>
            <text:list-item>
              <text:p text:style-name="P13">Method: <text:span text:style-name="Source_20_Text">GET</text:span></text:p>
            </text:list-item>
            <text:list-item>
              <text:p text:style-name="P13">Headers: <text:span text:style-name="Source_20_Text">headers</text:span></text:p>
            </text:list-item>
            <text:list-item>
              <text:p text:style-name="P13">Result: <text:span text:style-name="Source_20_Text">runJson</text:span></text:p>
            </text:list-item>
          </text:list>
        </text:list-item>
        <text:list-item>
          <text:p text:style-name="P13"><text:span text:style-name="Source_20_Text">Deserialize JSON</text:span> → <text:span text:style-name="Source_20_Text">runObj = JObject.Parse(runJson)</text:span></text:p>
        </text:list-item>
      </text:list>
      <text:p text:style-name="Text_20_body">Use:</text:p>
      <text:list xml:id="list1076943213" text:style-name="L12">
        <text:list-item>
          <text:p text:style-name="P14"><text:span text:style-name="Source_20_Text">runObj("output")("summary")</text:span></text:p>
        </text:list-item>
        <text:list-item>
          <text:p text:style-name="P14"><text:span text:style-name="Source_20_Text">runObj("output")("extractions")</text:span></text:p>
        </text:list-item>
        <text:list-item>
          <text:p text:style-name="P14"><text:span text:style-name="Source_20_Text">runObj("output")("artifacts")</text:span> com URLs e tipos de artefato para baixar se precisar </text:p>
          <text:p text:style-name="P14">UiPath_Agente_1</text:p>
        </text:list-item>
      </text:list>
      <text:p text:style-name="Text_20_body">Se quiser baixar artefatos: laço For Each em <text:span text:style-name="Source_20_Text">runObj("output")("artifacts")</text:span>, <text:span text:style-name="Source_20_Text">HTTP Request</text:span> GET na <text:span text:style-name="Source_20_Text">url</text:span> e depois escrever o <text:span text:style-name="Source_20_Text">Resource</text:span> em arquivo local. </text:p>
      <text:p text:style-name="Text_20_body">UiPath_Agente_1</text:p>
      <text:p text:style-name="Horizontal_20_Line"/>
      <text:h text:style-name="Heading_20_2" text:outline-level="2"><text:soft-page-break/>4. Como alinhar com o formulário React</text:h>
      <text:p text:style-name="Text_20_body">O que o usuário preenche na tela React: host, agentId, instrução, arquivos, token, source, correlationId. </text:p>
      <text:p text:style-name="Text_20_body">EIAHSelfServiceRunForm</text:p>
      <text:p text:style-name="Text_20_body">No RPA:</text:p>
      <text:list xml:id="list1569570142" text:style-name="L13">
        <text:list-item>
          <text:p text:style-name="P15">host, agentId, token vêm de Assets</text:p>
        </text:list-item>
        <text:list-item>
          <text:p text:style-name="P15">inputText vem de QueueItem ou argumentos</text:p>
        </text:list-item>
        <text:list-item>
          <text:p text:style-name="P15">files vêm do filesystem (convertidos para base64 pela automação)</text:p>
        </text:list-item>
        <text:list-item>
          <text:p text:style-name="P15">source fixo <text:span text:style-name="Source_20_Text">"uipath"</text:span></text:p>
        </text:list-item>
        <text:list-item>
          <text:p text:style-name="P15">correlationId construído em cima do contexto do robô</text:p>
        </text:list-item>
      </text:list>
      <text:p text:style-name="Text_20_body">Assim, o mesmo agente atende tanto o front Self-Service quanto os robôs UiPath, sem duplicar lógica.</text:p>
      <text:p text:style-name="Horizontal_20_Line"/>
      <text:h text:style-name="Heading_20_2" text:outline-level="2">5. Boas práticas específicas</text:h>
      <text:list xml:id="list1428100400" text:style-name="L14">
        <text:list-item>
          <text:p text:style-name="P16">Sempre mandar <text:span text:style-name="Source_20_Text">metadata.correlationId</text:span> e logar <text:span text:style-name="Source_20_Text">runId</text:span> + <text:span text:style-name="Source_20_Text">correlationId</text:span> no UiPath para troubleshooting. </text:p>
          <text:p text:style-name="P16">Uipath_Agente</text:p>
        </text:list-item>
        <text:list-item>
          <text:p text:style-name="P16">Tratar <text:span text:style-name="Source_20_Text">status="failed"</text:span> e objeto <text:span text:style-name="Source_20_Text">error</text:span> no JSON final como caminho normal, não exceção técnica. </text:p>
          <text:p text:style-name="P16">UiPath_Agente_1</text:p>
        </text:list-item>
        <text:list-item>
          <text:p text:style-name="P16">Limitar tamanho total de arquivos (o frontend usa 20MB; o agente fala em 25MB) e recusar itens grandes antes de chamar a API. </text:p>
          <text:p text:style-name="P16">EIAHSelfServiceRunForm</text:p>
          <text:p text:style-name="P16">UiPath_Agente_1</text:p>
        </text:list-item>
        <text:list-item>
          <text:p text:style-name="P16">Encapsular tudo isso em uma Library ou Workflow Reutilizável, para qualquer processo que precise “mandar documento pro agente” só chamar e consumir <text:span text:style-name="Source_20_Text">output.extractions</text:span> e <text:span text:style-name="Source_20_Text">artifacts</text:span>.</text:p>
        </text:list-item>
      </text:list>
      <text:p text:style-name="Text_20_body">Se quiser, no próximo passo posso escrever o <text:span text:style-name="Source_20_Text">postBody</text:span> UiPath completo incluindo <text:span text:style-name="Source_20_Text">files[]</text:span> em base64, a partir de uma lista de caminh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25:47.896000000</meta:creation-date>
    <dc:date>2025-11-08T08:26:13.734000000</dc:date>
    <meta:editing-duration>PT25S</meta:editing-duration>
    <meta:editing-cycles>1</meta:editing-cycles>
    <meta:document-statistic meta:table-count="0" meta:image-count="0" meta:object-count="0" meta:page-count="5" meta:paragraph-count="141" meta:word-count="825" meta:character-count="5702" meta:non-whitespace-character-count="5032"/>
    <meta:generator>LibreOffice/7.3.2.2$Windows_X86_64 LibreOffice_project/49f2b1bff42cfccbd8f788c8dc32c1c309559be0</meta:generator>
  </office:meta>
</office:document-meta>
</file>